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letter-kerning="true" fo:background-color="#ffffff" style:font-name-asian="Arial Unicode MS" style:font-size-asian="10pt" style:font-style-asian="normal" style:font-weight-asian="normal" style:font-name-complex="Times New Roman" style:font-size-complex="10pt" style:language-complex="it" style:country-complex="IT" style:font-style-complex="normal" style:font-weight-complex="normal" style:text-scale="100%" text:display="true"/>
    </style:style>
    <style:style style:name="P2" style:family="paragraph" style:parent-style-name="Corpo">
      <style:paragraph-properties style:writing-mode="lr-tb"/>
    </style:style>
    <style:style style:name="P3" style:family="paragraph" style:parent-style-name="Corpo">
      <style:paragraph-properties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letter-kerning="true" fo:background-color="#ffffff" style:font-name-asian="Arial Unicode MS" style:font-size-asian="10pt" style:font-style-asian="normal" style:font-weight-asian="normal" style:font-name-complex="Times New Roman" style:font-size-complex="10pt" style:language-complex="it" style:country-complex="IT" style:font-style-complex="normal" style:font-weight-complex="normal" style:text-scale="100%" text:display="true"/>
    </style:style>
    <style:style style:name="P4" style:family="paragraph" style:parent-style-name="Corpo" style:master-page-name="Standard">
      <style:paragraph-properties style:page-number="auto" style:writing-mode="lr-tb"/>
    </style:style>
    <style:style style:name="P5" style:family="paragraph" style:parent-style-name="Corpo" style:list-style-name="WW8Num1">
      <style:paragraph-properties style:writing-mode="lr-tb"/>
    </style:style>
    <style:style style:name="P6" style:family="paragraph" style:parent-style-name="Corpo" style:list-style-name="L1">
      <style:paragraph-properties style:writing-mode="lr-tb"/>
      <style:text-properties officeooo:paragraph-rsid="00258910"/>
    </style:style>
    <style:style style:name="P7" style:family="paragraph" style:parent-style-name="Corpo" style:list-style-name="L1">
      <style:paragraph-properties style:writing-mode="lr-tb"/>
      <style:text-properties officeooo:paragraph-rsid="002785d9"/>
    </style:style>
    <style:style style:name="T1" style:family="text">
      <style:text-properties officeooo:rsid="001ae591"/>
    </style:style>
    <style:style style:name="T2" style:family="text">
      <style:text-properties officeooo:rsid="001cc4cf"/>
    </style:style>
    <style:style style:name="T3" style:family="text">
      <style:text-properties officeooo:rsid="001e858d"/>
    </style:style>
    <style:style style:name="T4" style:family="text">
      <style:text-properties officeooo:rsid="001f4814"/>
    </style:style>
    <style:style style:name="T5" style:family="text">
      <style:text-properties officeooo:rsid="002150a0"/>
    </style:style>
    <style:style style:name="T6" style:family="text">
      <style:text-properties officeooo:rsid="002412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RUMENTI</text:p>
      <text:list xml:id="list1348962211" text:style-name="L1">
        <text:list-item>
          <text:p text:style-name="P6">Bussola</text:p>
          <text:list>
            <text:list-item>
              <text:p text:style-name="P6">Segna nord magnetico</text:p>
              <text:list>
                <text:list-item>
                  <text:p text:style-name="P6">Non sempre coincide con quello geografico</text:p>
                </text:list-item>
              </text:list>
            </text:list-item>
            <text:list-item>
              <text:p text:style-name="P6"><text:span text:style-name="T6">Bisogna in caso di</text:span> <text:span text:style-name="T6">i</text:span>nclinazione magnetica <text:span text:style-name="T6">(</text:span> angolo tra i due nord <text:span text:style-name="T6">) elevata è necessario tenerne conto per la misurazione</text:span></text:p>
            </text:list-item>
            <text:list-item>
              <text:p text:style-name="P6">A<text:span text:style-name="T2">l</text:span>timetro <text:span text:style-name="T3">e barometro:</text:span> <text:span text:style-name="T3">segna quota e pressione</text:span></text:p>
              <text:list>
                <text:list-item>
                  <text:p text:style-name="P6">sensibile a variazione pressione</text:p>
                  <text:list>
                    <text:list-item>
                      <text:p text:style-name="P6">Se si abbassa —&gt; quota si alza</text:p>
                    </text:list-item>
                    <text:list-item>
                      <text:p text:style-name="P6">se si alza —&gt; quota si abbassa</text:p>
                    </text:list-item>
                    <text:list-item>
                      <text:p text:style-name="P7"><text:span text:style-name="T5">la variazione di pressione può essere dovuta anche al cambiamento climatic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2">CARTE</text:p>
      <text:list xml:id="list2993643681" text:style-name="WW8Num1">
        <text:list-item>
          <text:p text:style-name="P5">hanno scala</text:p>
        </text:list-item>
        <text:list-item>
          <text:p text:style-name="P5">iso<text:span text:style-name="T1">ipse:</text:span> uniscono punti a stessa altezza</text:p>
          <text:list>
            <text:list-item>
              <text:list>
                <text:list-item>
                  <text:p text:style-name="P5">principali <text:span text:style-name="T4">(100m)</text:span></text:p>
                </text:list-item>
                <text:list-item>
                  <text:p text:style-name="P5">intermedie <text:span text:style-name="T4">(altezza variabile, tra 20-25m di solito)</text:span></text:p>
                </text:list-item>
              </text:list>
            </text:list-item>
          </text:list>
        </text:list-item>
        <text:list-item>
          <text:p text:style-name="P5">permettono di vedere pendenza terreno:</text:p>
          <text:list>
            <text:list-item>
              <text:list>
                <text:list-item>
                  <text:list>
                    <text:list-item>
                      <text:p text:style-name="P5">se vicine —&gt; <text:span text:style-name="T5">pendenza elevata</text:span></text:p>
                    </text:list-item>
                    <text:list-item>
                      <text:p text:style-name="P5">se lontane —&gt; <text:span text:style-name="T5">pendenza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capire punto dove sono</text:p>
        </text:list-item>
        <text:list-item>
          <text:p text:style-name="P5">Nomenclatura</text:p>
        </text:list-item>
        <text:list-item>
          <text:p text:style-name="P5">posso stimare tempo di percorrenza</text:p>
          <text:list>
            <text:list-item>
              <text:list>
                <text:list-item>
                  <text:list>
                    <text:list-item>
                      <text:p text:style-name="P5">se so scala —&gt; posso sapere i km da fare</text:p>
                    </text:list-item>
                    <text:list-item>
                      <text:p text:style-name="P5">ma funziona se sono in pianura</text:p>
                    </text:list-item>
                    <text:list-item>
                      <text:p text:style-name="P5">in montagna quasi mai </text:p>
                    </text:list-item>
                    <text:list-item>
                      <text:p text:style-name="P5">se calcolo da A-B —&gt; non conto ostacoli, deviazioni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cambiamenti direzione</text:p>
                                </text:list-item>
                                <text:list-item>
                                  <text:p text:style-name="P5">curve di livello</text:p>
                                </text:list-item>
                                <text:list-item>
                                  <text:p text:style-name="P5">quota (carenza ossigeno —&gt; vado + piano)</text:p>
                                </text:list-item>
                                <text:list-item>
                                  <text:p text:style-name="P5">ostacoli naturali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concavità verso valle —&gt; valle</text:p>
        </text:list-item>
        <text:list-item>
          <text:p text:style-name="P5">Concavità verso cima —&gt; cresta</text:p>
        </text:list-item>
      </text:list>
      <text:p text:style-name="P3"/>
      <text:p text:style-name="P2">SE SONO SENZA BUSSOLA</text:p>
      <text:list xml:id="list161357879153041" text:continue-numbering="true" text:style-name="WW8Num1">
        <text:list-item>
          <text:p text:style-name="P5">cerco orientare carta</text:p>
        </text:list-item>
        <text:list-item>
          <text:p text:style-name="P5">cercare capire punti cardinale (se so dove nasce Sole —&gt; so che a mezzogiorno-una è a Sud)</text:p>
        </text:list-item>
        <text:list-item>
          <text:p text:style-name="P5">di notte —&gt; stella polare (Nord)</text:p>
        </text:list-item>
      </text:list>
      <text:p text:style-name="P3"/>
      <text:list xml:id="list161358520254040" text:continue-numbering="true" text:style-name="WW8Num1">
        <text:list-item>
          <text:p text:style-name="P5">a noi interessa solo —&gt; conoscere un angolo</text:p>
        </text:list-item>
        <text:list-item>
          <text:p text:style-name="P5">ho una bussola (che segna sempre nord magnetico) </text:p>
        </text:list-item>
        <text:list-item>
          <text:p text:style-name="P5">ho una direzione dove devo andare </text:p>
        </text:list-item>
      </text:list>
      <text:p text:style-name="P3"/>
      <text:p text:style-name="P2">VOGLIO ANDARE DA QUALCHE PARTE CON BUSSOLA</text:p>
      <text:list xml:id="list161357902085186" text:continue-numbering="true" text:style-name="WW8Num1">
        <text:list-item>
          <text:p text:style-name="P5">oriento carta</text:p>
        </text:list-item>
        <text:list-item>
          <text:p text:style-name="P5">metto bussola (lato + lungo) —&gt; dal punto dove sono fino dove voglio andare —&gt; bussola segna un angolo magnetico (mi interessa questo)</text:p>
        </text:list-item>
        <text:list-item>
          <text:p text:style-name="P5"><text:soft-page-break/>angolo —&gt; tra nord magnetico e direzione di marcia</text:p>
        </text:list-item>
      </text:list>
      <text:p text:style-name="P3"/>
      <text:p text:style-name="P2">VOGLIONO SAPERE NOME DI UNA MONTAGNA CHE VEDO</text:p>
      <text:list xml:id="list161357550616839" text:continue-numbering="true" text:style-name="WW8Num1">
        <text:list-item>
          <text:p text:style-name="P5">oriento carta</text:p>
        </text:list-item>
        <text:list-item>
          <text:p text:style-name="P5">punto bussola li (lato lungo da me a montagna)</text:p>
        </text:list-item>
        <text:list-item>
          <text:p text:style-name="P5">segna angolo —&gt; es 50°</text:p>
        </text:list-item>
        <text:list-item>
          <text:p text:style-name="P5">riporto su carta —&gt; trovo nome montagn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Arial Unicode MS" svg:font-family="'Arial Unicode MS'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rpo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language="it" fo:country="IT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15% 100%" fo:font-size="13pt" fo:letter-spacing="normal" style:letter-kerning="true" fo:background-color="#ffffff" style:font-size-asian="13pt" style:font-name-complex="Arial Unicode MS" style:font-family-complex="'Arial Unicode MS'" style:font-family-generic-complex="swiss" style:font-size-complex="13pt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15% 100%" fo:font-size="13pt" fo:letter-spacing="normal" style:letter-kerning="true" fo:background-color="#ffffff" style:font-size-asian="13pt" style:font-name-complex="Arial Unicode MS" style:font-family-complex="'Arial Unicode MS'" style:font-family-generic-complex="swiss" style:font-size-complex="13pt" style:text-emphasize="none" style:text-scale="100%"/>
    </style:style>
    <style:style style:name="WW8NumSt3z0" style:family="text">
      <style:text-properties fo:font-variant="normal" fo:text-transform="none" style:text-outline="false" style:text-line-through-style="none" style:text-line-through-type="none" style:text-position="15% 100%" fo:font-size="13pt" fo:letter-spacing="normal" style:letter-kerning="true" fo:background-color="#ffffff" style:font-size-asian="13pt" style:font-name-complex="Arial Unicode MS" style:font-family-complex="'Arial Unicode MS'" style:font-family-generic-complex="swiss" style:font-size-complex="13pt" style:text-emphasize="none" style:text-scale="100%"/>
    </style:style>
    <style:style style:name="WW8NumSt4z0" style:family="text">
      <style:text-properties fo:font-variant="normal" fo:text-transform="none" style:text-outline="false" style:text-line-through-style="none" style:text-line-through-type="none" style:text-position="15% 100%" fo:font-size="13pt" fo:letter-spacing="normal" style:letter-kerning="true" fo:background-color="#ffffff" style:font-size-asian="13pt" style:font-name-complex="Arial Unicode MS" style:font-family-complex="'Arial Unicode MS'" style:font-family-generic-complex="swiss" style:font-size-complex="13pt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  <style:text-properties style:font-name="Liberation Serif"/>
      </text:list-level-style-bullet>
      <text:list-level-style-bullet text:level="2" text:style-name="WW8Num1z0" style:num-suffix="." text:bullet-char="-">
        <style:list-level-properties text:list-level-position-and-space-mode="label-alignment">
          <style:list-level-label-alignment text:label-followed-by="listtab" text:list-tab-stop-position="0.847cm" fo:text-indent="-0.423cm" fo:margin-left="0.847cm"/>
        </style:list-level-properties>
        <style:text-properties style:font-name="Liberation Serif"/>
      </text:list-level-style-bullet>
      <text:list-level-style-bullet text:level="3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423cm" fo:margin-left="1.27cm"/>
        </style:list-level-properties>
        <style:text-properties style:font-name="Liberation Serif"/>
      </text:list-level-style-bullet>
      <text:list-level-style-bullet text:level="4" text:style-name="WW8Num1z0" style:num-suffix="." text:bullet-char="-">
        <style:list-level-properties text:list-level-position-and-space-mode="label-alignment">
          <style:list-level-label-alignment text:label-followed-by="listtab" text:list-tab-stop-position="1.693cm" fo:text-indent="-0.423cm" fo:margin-left="1.693cm"/>
        </style:list-level-properties>
        <style:text-properties style:font-name="Liberation Serif"/>
      </text:list-level-style-bullet>
      <text:list-level-style-bullet text:level="5" text:style-name="WW8Num1z0" style:num-suffix="." text:bullet-char="-">
        <style:list-level-properties text:list-level-position-and-space-mode="label-alignment">
          <style:list-level-label-alignment text:label-followed-by="listtab" text:list-tab-stop-position="2.117cm" fo:text-indent="-0.423cm" fo:margin-left="2.117cm"/>
        </style:list-level-properties>
        <style:text-properties style:font-name="Liberation Serif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4cm" fo:text-indent="-0.423cm" fo:margin-left="2.54cm"/>
        </style:list-level-properties>
        <style:text-properties style:font-name="StarSymbol"/>
      </text:list-level-style-bullet>
      <text:list-level-style-bullet text:level="7" text:style-name="WW8Num1z0" style:num-suffix="." text:bullet-char="-">
        <style:list-level-properties text:list-level-position-and-space-mode="label-alignment">
          <style:list-level-label-alignment text:label-followed-by="listtab" text:list-tab-stop-position="2.963cm" fo:text-indent="-0.423cm" fo:margin-left="2.963cm"/>
        </style:list-level-properties>
        <style:text-properties style:font-name="Liberation Serif"/>
      </text:list-level-style-bullet>
      <text:list-level-style-bullet text:level="8" text:style-name="WW8Num1z0" style:num-suffix="." text:bullet-char="-">
        <style:list-level-properties text:list-level-position-and-space-mode="label-alignment">
          <style:list-level-label-alignment text:label-followed-by="listtab" text:list-tab-stop-position="3.387cm" fo:text-indent="-0.423cm" fo:margin-left="3.387cm"/>
        </style:list-level-properties>
        <style:text-properties style:font-name="Liberation Serif"/>
      </text:list-level-style-bullet>
      <text:list-level-style-bullet text:level="9" text:style-name="WW8Num1z0" style:num-suffix="." text:bullet-char="-">
        <style:list-level-properties text:list-level-position-and-space-mode="label-alignment">
          <style:list-level-label-alignment text:label-followed-by="listtab" text:list-tab-stop-position="3.81cm" fo:text-indent="-0.423cm" fo:margin-left="3.81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  <style:text-properties style:font-name="Liberation Serif"/>
      </text:list-level-style-bullet>
      <text:list-level-style-bullet text:level="2" text:style-name="WW8Num2z0" style:num-suffix="." text:bullet-char="-">
        <style:list-level-properties text:list-level-position-and-space-mode="label-alignment">
          <style:list-level-label-alignment text:label-followed-by="listtab" text:list-tab-stop-position="0.847cm" fo:text-indent="-0.423cm" fo:margin-left="0.847cm"/>
        </style:list-level-properties>
        <style:text-properties style:font-name="Liberation Serif"/>
      </text:list-level-style-bullet>
      <text:list-level-style-bullet text:level="3" text:style-name="WW8Num2z0" style:num-suffix="." text:bullet-char="-">
        <style:list-level-properties text:list-level-position-and-space-mode="label-alignment">
          <style:list-level-label-alignment text:label-followed-by="listtab" text:list-tab-stop-position="1.27cm" fo:text-indent="-0.423cm" fo:margin-left="1.27cm"/>
        </style:list-level-properties>
        <style:text-properties style:font-name="Liberation Serif"/>
      </text:list-level-style-bullet>
      <text:list-level-style-bullet text:level="4" text:style-name="WW8Num2z0" style:num-suffix="." text:bullet-char="-">
        <style:list-level-properties text:list-level-position-and-space-mode="label-alignment">
          <style:list-level-label-alignment text:label-followed-by="listtab" text:list-tab-stop-position="1.693cm" fo:text-indent="-0.423cm" fo:margin-left="1.693cm"/>
        </style:list-level-properties>
        <style:text-properties style:font-name="Liberation Serif"/>
      </text:list-level-style-bullet>
      <text:list-level-style-bullet text:level="5" text:style-name="WW8Num2z0" style:num-suffix="." text:bullet-char="-">
        <style:list-level-properties text:list-level-position-and-space-mode="label-alignment">
          <style:list-level-label-alignment text:label-followed-by="listtab" text:list-tab-stop-position="2.117cm" fo:text-indent="-0.423cm" fo:margin-left="2.117cm"/>
        </style:list-level-properties>
        <style:text-properties style:font-name="Liberation Serif"/>
      </text:list-level-style-bullet>
      <text:list-level-style-bullet text:level="6" text:style-name="WW8Num2z0" style:num-suffix="." text:bullet-char="-">
        <style:list-level-properties text:list-level-position-and-space-mode="label-alignment">
          <style:list-level-label-alignment text:label-followed-by="listtab" text:list-tab-stop-position="2.54cm" fo:text-indent="-0.423cm" fo:margin-left="2.54cm"/>
        </style:list-level-properties>
        <style:text-properties style:font-name="Liberation Serif"/>
      </text:list-level-style-bullet>
      <text:list-level-style-bullet text:level="7" text:style-name="WW8Num2z0" style:num-suffix="." text:bullet-char="-">
        <style:list-level-properties text:list-level-position-and-space-mode="label-alignment">
          <style:list-level-label-alignment text:label-followed-by="listtab" text:list-tab-stop-position="2.963cm" fo:text-indent="-0.423cm" fo:margin-left="2.963cm"/>
        </style:list-level-properties>
        <style:text-properties style:font-name="Liberation Serif"/>
      </text:list-level-style-bullet>
      <text:list-level-style-bullet text:level="8" text:style-name="WW8Num2z0" style:num-suffix="." text:bullet-char="-">
        <style:list-level-properties text:list-level-position-and-space-mode="label-alignment">
          <style:list-level-label-alignment text:label-followed-by="listtab" text:list-tab-stop-position="3.387cm" fo:text-indent="-0.423cm" fo:margin-left="3.387cm"/>
        </style:list-level-properties>
        <style:text-properties style:font-name="Liberation Serif"/>
      </text:list-level-style-bullet>
      <text:list-level-style-bullet text:level="9" text:style-name="WW8Num2z0" style:num-suffix="." text:bullet-char="-">
        <style:list-level-properties text:list-level-position-and-space-mode="label-alignment">
          <style:list-level-label-alignment text:label-followed-by="listtab" text:list-tab-stop-position="3.81cm" fo:text-indent="-0.423cm" fo:margin-left="3.81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it" fo:country="IT" fo:font-style="normal" fo:text-shadow="none" style:text-underline-style="none" fo:font-weight="normal" style:letter-kerning="true" fo:background-color="#ffffff" style:font-name-asian="Arial Unicode MS" style:font-size-asian="10pt" style:font-style-asian="normal" style:font-weight-asian="normal" style:font-name-complex="Times New Roman" style:font-size-complex="10pt" style:language-complex="it" style:country-complex="IT" style:font-style-complex="normal" style:font-weight-complex="normal" style:text-scale="100%" text:display="true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16:13:56.859000000</dc:date>
    <meta:editing-duration>PT5M48S</meta:editing-duration>
    <meta:editing-cycles>12</meta:editing-cycles>
    <meta:generator>LibreOffice/5.3.2.2$Windows_x86 LibreOffice_project/6cd4f1ef626f15116896b1d8e1398b56da0d0ee1</meta:generator>
    <meta:document-statistic meta:table-count="0" meta:image-count="0" meta:object-count="0" meta:page-count="2" meta:paragraph-count="47" meta:word-count="329" meta:character-count="1727" meta:non-whitespace-character-count="1483"/>
  </office:meta>
</office:document-meta>
</file>